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35pt"/>
    </style:style>
    <style:style style:name="co2" style:family="table-column">
      <style:table-column-properties fo:break-before="auto" style:column-width="92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03.1pt"/>
    </style:style>
    <style:style style:name="co6" style:family="table-column">
      <style:table-column-properties fo:break-before="auto" style:column-width="27.81pt"/>
    </style:style>
    <style:style style:name="co7" style:family="table-column">
      <style:table-column-properties fo:break-before="auto" style:column-width="27.35pt"/>
    </style:style>
    <style:style style:name="co8" style:family="table-column">
      <style:table-column-properties fo:break-before="auto" style:column-width="43.26pt"/>
    </style:style>
    <style:style style:name="co9" style:family="table-column">
      <style:table-column-properties fo:break-before="auto" style:column-width="80.39pt"/>
    </style:style>
    <style:style style:name="co10" style:family="table-column">
      <style:table-column-properties fo:break-before="auto" style:column-width="95.36pt"/>
    </style:style>
    <style:style style:name="co11" style:family="table-column">
      <style:table-column-properties fo:break-before="auto" style:column-width="80.9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103.55pt"/>
    </style:style>
    <style:style style:name="co14" style:family="table-column">
      <style:table-column-properties fo:break-before="auto" style:column-width="31.69pt"/>
    </style:style>
    <style:style style:name="co15" style:family="table-column">
      <style:table-column-properties fo:break-before="auto" style:column-width="109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ntactinf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fix_lastname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lephon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ofbirth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eting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coupling_between_contactinfo_reservation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ervations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ervation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_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e_menu_pric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_of_gues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ergy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cial_need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table:number-columns-repeated="1019"/>
        </table:table-row>
      </table:table>
      <table:table table:name="restaurant_tables" table:style-name="ta1">
        <table:table-column table:style-name="co10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table_callsign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restaurant_Invoices" table:style-name="ta1">
        <table:table-column table:style-name="co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total_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coupling_between_orders_and_restaurant_invoices" table:style-name="ta1">
        <table:table-column table:style-name="co3" table:number-columns-repeated="6" table:default-cell-style-name="ce1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Extra</text:p>
          </table:table-cell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NULL</text:p>
          </table:table-cell>
          <table:table-cell table:style-name="Default" office:value-type="string" calcext:value-type="string">
            <text:p>auto_increment</text:p>
          </table:table-cell>
        </table:table-row>
      </table:table>
      <table:table table:name="restaurant_orders" table:style-name="ta1">
        <table:table-column table:style-name="co1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special_wishes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menuitems" table:style-name="ta1"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table table:name="summer_menu" table:style-name="ta1"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menu_item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</table:table>
      <table:table table:name="ingredients" table:style-name="ta1">
        <table:table-column table:style-name="co1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to_increme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llergen</text:p>
          </table:table-cell>
          <table:table-cell office:value-type="string" calcext:value-type="string">
            <text:p>VARCHAR(1000)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unit_of_measurement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amount_in_stock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UL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0/00/0000</text:date>, <text:time style:data-style-name="N2" text:time-value="14:16:46.3573583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4:40:04.456102459</meta:creation-date>
    <dc:date>2019-08-21T14:39:02.630943458</dc:date>
    <meta:editing-duration>PT3H33M25S</meta:editing-duration>
    <meta:editing-cycles>31</meta:editing-cycles>
    <meta:generator>LibreOffice/5.1.6.2$Linux_X86_64 LibreOffice_project/10m0$Build-2</meta:generator>
    <meta:document-statistic meta:table-count="10" meta:cell-count="218" meta:object-count="0"/>
  </office:meta>
</office:document-meta>
</file>